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0000" draw:textarea-horizontal-align="justify" draw:textarea-vertical-align="middle" draw:auto-grow-height="false"/>
    </style:style>
    <style:style style:name="gr2" style:family="graphic" style:parent-style-name="standard">
      <style:graphic-properties draw:fill="solid" draw:fill-color="#4c4c4c" draw:textarea-horizontal-align="justify" draw:textarea-vertical-align="middle" draw:auto-grow-height="false"/>
    </style:style>
    <style:style style:name="gr3" style:family="graphic" style:parent-style-name="standard">
      <style:graphic-properties draw:stroke="none" svg:stroke-color="#000000" draw:fill="none" draw:fill-color="#4c4c4c" draw:auto-grow-height="true" draw:auto-grow-width="false" fo:max-height="0cm" fo:min-height="0.158cm"/>
    </style:style>
    <style:style style:name="gr4" style:family="graphic" style:parent-style-name="objectwithoutfill">
      <style:graphic-properties draw:fill="solid" draw:fill-color="#4c4c4c" draw:textarea-vertical-align="middle"/>
    </style:style>
    <style:style style:name="gr5" style:family="graphic" style:parent-style-name="standard">
      <style:graphic-properties draw:fill="none" draw:textarea-horizontal-align="justify" draw:textarea-vertical-align="middle" draw:auto-grow-height="false" fo:min-height="0cm" fo:min-width="0cm" fo:wrap-option="no-wrap"/>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stroke="dash" draw:stroke-dash="Fine_20_Dashed" svg:stroke-width="0cm" draw:fill="solid" draw:fill-color="#4c4c4c" draw:textarea-vertical-align="middle" fo:padding-top="0.1cm" fo:padding-bottom="0.1cm" fo:padding-left="0.225cm" fo:padding-right="0.22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ffffff" draw:fill="none" draw:fill-color="#ffffff" draw:auto-grow-height="true" draw:auto-grow-width="false" fo:max-height="0cm" fo:min-height="0cm"/>
    </style:style>
    <style:style style:name="gr11" style:family="graphic">
      <style:graphic-properties style:protect="size"/>
    </style:style>
    <style:style style:name="gr12" style:family="graphic" style:parent-style-name="objectwithoutfill">
      <style:graphic-properties draw:stroke="dash" draw:stroke-dash="Fine_20_Dashed" svg:stroke-width="0cm" draw:fill="none" draw:textarea-vertical-align="middle" fo:padding-top="0.1cm" fo:padding-bottom="0.1cm" fo:padding-left="0.225cm" fo:padding-right="0.225cm"/>
    </style:style>
    <style:style style:name="gr13" style:family="graphic" style:parent-style-name="standard">
      <style:graphic-properties draw:fill="none" draw:textarea-horizontal-align="justify" draw:textarea-vertical-align="middle" draw:auto-grow-height="false"/>
    </style:style>
    <style:style style:name="gr14" style:family="graphic" style:parent-style-name="standard">
      <style:graphic-properties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15" style:family="graphic" style:parent-style-name="standard">
      <style:graphic-properties draw:fill="solid" draw:fill-color="#000000" draw:textarea-horizontal-align="justify" draw:textarea-vertical-align="middle" draw:auto-grow-height="false"/>
    </style:style>
    <style:style style:name="gr16" style:family="graphic" style:parent-style-name="standard">
      <style:graphic-properties draw:stroke="none" svg:stroke-color="#ffffff" draw:fill="none" draw:fill-color="#ffffff" draw:auto-grow-height="true" draw:auto-grow-width="false" fo:max-height="0cm" fo:min-height="0.624cm"/>
    </style:style>
    <style:style style:name="gr17" style:family="graphic" style:parent-style-name="standard">
      <style:graphic-properties draw:stroke="none" draw:fill="solid" draw:fill-color="#ffffff" draw:textarea-horizontal-align="justify" draw:textarea-vertical-align="middle" draw:auto-grow-height="false"/>
    </style:style>
    <style:style style:name="gr18" style:family="graphic" style:parent-style-name="standard">
      <style:graphic-properties draw:stroke="none" svg:stroke-color="#000000" draw:fill="none" draw:fill-color="#ffffff" draw:auto-grow-height="true" draw:auto-grow-width="false" fo:max-height="0cm" fo:min-height="0.735cm"/>
    </style:style>
    <style:style style:name="gr19" style:family="graphic" style:parent-style-name="standard">
      <style:graphic-properties draw:stroke="none" svg:stroke-color="#000000" draw:fill="none" draw:fill-color="#ffffff" draw:auto-grow-height="true" draw:auto-grow-width="false" fo:max-height="0cm" fo:min-height="0.602cm"/>
    </style:style>
    <style:style style:name="gr20" style:family="graphic" style:parent-style-name="standard">
      <style:graphic-properties draw:fill="none"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1.845cm"/>
    </style:style>
    <style:style style:name="gr22" style:family="graphic" style:parent-style-name="standard">
      <style:graphic-properties draw:stroke="none" svg:stroke-color="#000000" draw:fill="none" draw:fill-color="#ffffff" draw:auto-grow-height="true" draw:auto-grow-width="false" fo:max-height="0cm" fo:min-height="1.683cm"/>
    </style:style>
    <style:style style:name="gr23" style:family="graphic" style:parent-style-name="standard">
      <style:graphic-properties draw:fill="solid" draw:fill-color="#e6e6e6"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591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color="#ffffff" fo:font-size="8pt" style:font-size-asian="8pt" style:font-size-complex="8pt"/>
    </style:style>
    <style:style style:name="P4" style:family="paragraph">
      <style:paragraph-properties fo:text-align="center"/>
      <style:text-properties fo:color="#ffffff" fo:font-size="6pt" style:font-size-asian="6pt" style:font-size-complex="6pt"/>
    </style:style>
    <style:style style:name="P5" style:family="paragraph">
      <style:paragraph-properties fo:text-align="center"/>
      <style:text-properties fo:font-size="8pt" style:font-size-asian="8pt" style:font-size-complex="8pt"/>
    </style:style>
    <style:style style:name="P6" style:family="paragraph">
      <style:paragraph-properties fo:text-align="center"/>
      <style:text-properties fo:color="#ffffff" fo:font-size="8pt" style:font-size-asian="8pt" style:font-size-complex="8pt"/>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fo:font-size="8pt" fo:font-weight="bold" style:font-size-asian="8pt" style:font-weight-asian="bold" style:font-size-complex="8pt" style:font-weight-complex="bold"/>
    </style:style>
    <style:style style:name="P9" style:family="paragraph">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color="#ffffff" fo:font-size="8pt" style:font-size-asian="8pt" style:font-size-complex="8pt"/>
    </style:style>
    <style:style style:name="T3" style:family="text">
      <style:text-properties fo:color="#ffffff" fo:font-size="6pt" style:font-size-asian="6pt" style:font-size-complex="6pt"/>
    </style:style>
    <style:style style:name="T4"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561cm" svg:height="0.508cm" svg:x="6.613cm" svg:y="5.843cm">
          <text:p/>
          <draw:enhanced-geometry svg:viewBox="0 0 21600 21600" draw:type="rectangle" draw:enhanced-path="M 0 0 L 21600 0 21600 21600 0 21600 0 0 Z N"/>
        </draw:custom-shape>
        <draw:custom-shape draw:style-name="gr2" draw:text-style-name="P1" draw:layer="layout" svg:width="1.561cm" svg:height="0.508cm" svg:x="6.612cm" svg:y="5.842cm">
          <text:p/>
          <draw:enhanced-geometry svg:viewBox="0 0 21600 21600" draw:type="rectangle" draw:enhanced-path="M 0 0 L 21600 0 21600 21600 0 21600 0 0 Z N"/>
        </draw:custom-shape>
        <draw:custom-shape draw:style-name="gr2" draw:text-style-name="P1" draw:layer="layout" svg:width="1.561cm" svg:height="0.593cm" svg:x="9.615cm" svg:y="7.281cm">
          <text:p/>
          <draw:enhanced-geometry svg:viewBox="0 0 21600 21600" draw:mirror-horizontal="false" draw:mirror-vertical="false" draw:type="rectangle" draw:enhanced-path="M 0 0 L 21600 0 21600 21600 0 21600 0 0 Z N"/>
        </draw:custom-shape>
        <draw:custom-shape draw:style-name="gr2" draw:text-style-name="P1" draw:layer="layout" svg:width="1.562cm" svg:height="0.593cm" svg:x="6.492cm" svg:y="7.281cm">
          <text:p/>
          <draw:enhanced-geometry svg:viewBox="0 0 21600 21600" draw:mirror-horizontal="false" draw:mirror-vertical="false" draw:type="rectangle" draw:enhanced-path="M 0 0 L 21600 0 21600 21600 0 21600 0 0 Z N"/>
        </draw:custom-shape>
        <draw:custom-shape draw:style-name="gr2" draw:text-style-name="P1" draw:layer="layout" svg:width="1.561cm" svg:height="0.593cm" draw:transform="skewX (-0.00837758040957278) translate (4.064cm 7.281cm)">
          <text:p/>
          <draw:enhanced-geometry svg:viewBox="0 0 21600 21600" draw:mirror-horizontal="false" draw:mirror-vertical="false" draw:type="rectangle" draw:enhanced-path="M 0 0 L 21600 0 21600 21600 0 21600 0 0 Z N"/>
        </draw:custom-shape>
        <draw:frame draw:style-name="gr3" draw:layer="layout" svg:width="1.524cm" svg:height="0.962cm" svg:x="8.382cm" svg:y="7.02cm">
          <draw:text-box>
            <text:p>...</text:p>
          </draw:text-box>
        </draw:frame>
        <draw:line draw:style-name="gr4" draw:text-style-name="P1" draw:layer="layout" svg:x1="7.366cm" svg:y1="6.351cm" svg:x2="5.08cm" svg:y2="7.281cm">
          <text:p/>
        </draw:line>
        <draw:line draw:style-name="gr4" draw:text-style-name="P1" draw:layer="layout" svg:x1="7.366cm" svg:y1="6.351cm" svg:x2="10.414cm" svg:y2="7.281cm">
          <text:p/>
        </draw:line>
        <draw:line draw:style-name="gr4" draw:text-style-name="P1" draw:layer="layout" svg:x1="7.366cm" svg:y1="6.351cm" svg:x2="7.112cm" svg:y2="7.281cm">
          <text:p/>
        </draw:line>
        <draw:g>
          <draw:custom-shape draw:style-name="gr5" draw:text-style-name="P1" draw:layer="layout" svg:width="2.494cm" svg:height="1.678cm" svg:x="3.302cm" svg:y="8.89cm">
            <text:p/>
            <draw:enhanced-geometry svg:viewBox="0 0 21600 21600" draw:text-areas="3000 3320 17110 17330" draw:type="cloud-callout" draw:modifiers="9990.54108216433 17084.45503275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453cm" svg:height="0.419cm" svg:x="3.57cm" svg:y="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54cm" svg:height="0.42cm" svg:x="4.071cm" svg:y="9.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54cm" svg:height="0.419cm" svg:x="5.002cm" svg:y="9.1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53cm" svg:height="0.42cm" svg:x="3.57cm" svg:y="9.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54cm" svg:height="0.419cm" svg:x="4.37cm" svg:y="9.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53cm" svg:height="0.419cm" svg:x="4.25cm" svg:y="10.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54cm" svg:height="0.42cm" svg:x="4.662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2.364cm" svg:height="1.778cm" svg:x="6.526cm" svg:y="8.636cm">
            <text:p/>
            <draw:enhanced-geometry svg:viewBox="0 0 21600 21600" draw:text-areas="3000 3320 17110 17330" draw:type="cloud-callout" draw:modifiers="8484.73572938689 18855.98650927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43cm" svg:height="0.395cm" svg:x="6.726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29cm" svg:height="0.395cm" svg:x="7.271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3cm" svg:height="0.395cm" svg:x="8.138cm" svg:y="8.8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3cm" svg:height="0.395cm" svg:x="6.826cm" svg:y="9.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3cm" svg:height="0.395cm" svg:x="7.623cm" svg:y="8.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29cm" svg:height="0.395cm" svg:x="7.26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3cm" svg:height="0.395cm" svg:x="7.815cm" svg:y="9.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2.54cm" svg:height="1.524cm" svg:x="9.552cm" svg:y="8.736cm">
            <text:p/>
            <draw:enhanced-geometry svg:viewBox="0 0 21600 21600" draw:mirror-horizontal="false" draw:mirror-vertical="false" draw:text-areas="3000 3320 17110 17330" draw:type="cloud-callout" draw:modifiers="9741.67650531287 17039.21311475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0.462cm" svg:height="0.435cm" svg:x="10.245cm" svg:y="9.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62cm" svg:height="0.435cm" svg:x="11.284cm" svg:y="8.99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62cm" svg:height="0.435cm" svg:x="9.734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62cm" svg:height="0.435cm" svg:x="10.822cm" svg:y="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62cm" svg:height="0.436cm" svg:x="10.517cm" svg:y="9.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1" draw:layer="layout" svg:x1="4.826cm" svg:y1="7.874cm" svg:x2="4.572cm" svg:y2="8.89cm">
          <text:p/>
        </draw:line>
        <draw:line draw:style-name="gr7" draw:text-style-name="P1" draw:layer="layout" svg:x1="7.366cm" svg:y1="7.874cm" svg:x2="7.62cm" svg:y2="8.636cm">
          <text:p/>
        </draw:line>
        <draw:line draw:style-name="gr7" draw:text-style-name="P1" draw:layer="layout" svg:x1="10.414cm" svg:y1="7.874cm" svg:x2="10.414cm" svg:y2="8.89cm">
          <text:p/>
        </draw:line>
        <draw:line draw:style-name="gr8" draw:text-style-name="P1" draw:layer="layout" svg:x1="2.894cm" svg:y1="6.658cm" svg:x2="11.784cm" svg:y2="6.658cm">
          <text:p/>
        </draw:line>
        <draw:line draw:style-name="gr8" draw:text-style-name="P1" draw:layer="layout" svg:x1="3.048cm" svg:y1="8.282cm" svg:x2="11.938cm" svg:y2="8.282cm">
          <text:p/>
        </draw:line>
        <draw:frame draw:style-name="gr9" draw:text-style-name="P2" draw:layer="layout" svg:width="6.858cm" svg:height="0.569cm" svg:x="1.948cm" svg:y="5.542cm">
          <draw:text-box>
            <text:p><text:span text:style-name="T1">Malware capability</text:span></text:p>
          </draw:text-box>
        </draw:frame>
        <draw:frame draw:style-name="gr9" draw:text-style-name="P2" draw:layer="layout" svg:width="6.858cm" svg:height="0.569cm" svg:x="1.932cm" svg:y="6.658cm">
          <draw:text-box>
            <text:p><text:span text:style-name="T1">Procedure level</text:span></text:p>
          </draw:text-box>
        </draw:frame>
        <draw:frame draw:style-name="gr9" draw:text-style-name="P2" draw:layer="layout" svg:width="6.858cm" svg:height="0.569cm" svg:x="1.978cm" svg:y="8.282cm">
          <draw:text-box>
            <text:p><text:span text:style-name="T1">Basic-block level</text:span></text:p>
          </draw:text-box>
        </draw:frame>
        <draw:g>
          <draw:custom-shape draw:style-name="gr2" draw:text-style-name="P1" draw:layer="layout" svg:width="0.508cm" svg:height="0.255cm" svg:x="8.99cm" svg:y="5.232cm">
            <text:p/>
            <draw:enhanced-geometry svg:viewBox="0 0 21600 21600" draw:type="rectangle" draw:enhanced-path="M 0 0 L 21600 0 21600 21600 0 21600 0 0 Z N"/>
          </draw:custom-shape>
          <draw:frame draw:style-name="gr9" draw:text-style-name="P2" draw:layer="layout" svg:width="2.286cm" svg:height="0.569cm" svg:x="9.398cm" svg:y="5.08cm">
            <draw:text-box>
              <text:p><text:span text:style-name="T1">Malicious</text:span></text:p>
            </draw:text-box>
          </draw:frame>
          <draw:g>
            <draw:custom-shape draw:style-name="gr6" draw:text-style-name="P1" draw:layer="layout" svg:width="0.508cm" svg:height="0.254cm" svg:x="8.99cm" svg:y="5.742cm">
              <text:p/>
              <draw:enhanced-geometry svg:viewBox="0 0 21600 21600" draw:type="rectangle" draw:enhanced-path="M 0 0 L 21600 0 21600 21600 0 21600 0 0 Z N"/>
            </draw:custom-shape>
            <draw:frame draw:style-name="gr9" draw:text-style-name="P2" draw:layer="layout" svg:width="2.54cm" svg:height="0.569cm" svg:x="9.398cm" svg:y="5.588cm">
              <draw:text-box>
                <text:p><text:span text:style-name="T1">Non-malicious</text:span></text:p>
              </draw:text-box>
            </draw:frame>
          </draw:g>
        </draw:g>
        <draw:frame draw:style-name="gr10" draw:text-style-name="P3" draw:layer="layout" svg:width="1.769cm" svg:height="0.569cm" svg:x="6.613cm" svg:y="5.782cm">
          <draw:text-box>
            <text:p><text:span text:style-name="T2">Evasion</text:span></text:p>
          </draw:text-box>
        </draw:frame>
        <draw:frame draw:style-name="gr10" draw:text-style-name="P4" draw:layer="layout" svg:width="2.286cm" svg:height="0.727cm" svg:x="3.71cm" svg:y="7.205cm">
          <draw:text-box>
            <text:p text:style-name="P1"><text:span text:style-name="T3">Anti-</text:span></text:p>
            <text:p text:style-name="P1"><text:span text:style-name="T3">disassembly</text:span></text:p>
          </draw:text-box>
        </draw:frame>
        <draw:frame draw:style-name="gr10" draw:text-style-name="P4" draw:layer="layout" svg:width="2.286cm" svg:height="0.727cm" svg:x="6.096cm" svg:y="7.227cm">
          <draw:text-box>
            <text:p text:style-name="P1"><text:span text:style-name="T3">Anti-</text:span></text:p>
            <text:p text:style-name="P1"><text:span text:style-name="T3">debugging</text:span></text:p>
          </draw:text-box>
        </draw:frame>
        <draw:frame draw:style-name="gr10" draw:text-style-name="P4" draw:layer="layout" svg:width="2.286cm" svg:height="0.727cm" svg:x="9.244cm" svg:y="7.255cm">
          <draw:text-box>
            <text:p text:style-name="P1"><text:span text:style-name="T3">Anti-</text:span></text:p>
            <text:p text:style-name="P1"><text:span text:style-name="T3">sandbox</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2" draw:text-style-name="P1" draw:layer="layout" svg:width="1.561cm" svg:height="0.508cm" svg:x="6.613cm" svg:y="5.843cm">
          <text:p/>
          <draw:enhanced-geometry svg:viewBox="0 0 21600 21600" draw:type="rectangle" draw:enhanced-path="M 0 0 L 21600 0 21600 21600 0 21600 0 0 Z N"/>
        </draw:custom-shape>
        <draw:custom-shape draw:style-name="gr2" draw:text-style-name="P1" draw:layer="layout" svg:width="1.561cm" svg:height="0.508cm" svg:x="6.612cm" svg:y="5.842cm">
          <text:p/>
          <draw:enhanced-geometry svg:viewBox="0 0 21600 21600" draw:type="rectangle" draw:enhanced-path="M 0 0 L 21600 0 21600 21600 0 21600 0 0 Z N"/>
        </draw:custom-shape>
        <draw:custom-shape draw:style-name="gr2" draw:text-style-name="P1" draw:layer="layout" svg:width="1.561cm" svg:height="0.593cm" svg:x="9.615cm" svg:y="7.281cm">
          <text:p/>
          <draw:enhanced-geometry svg:viewBox="0 0 21600 21600" draw:type="rectangle" draw:enhanced-path="M 0 0 L 21600 0 21600 21600 0 21600 0 0 Z N"/>
        </draw:custom-shape>
        <draw:custom-shape draw:style-name="gr2" draw:text-style-name="P1" draw:layer="layout" svg:width="1.562cm" svg:height="0.593cm" svg:x="6.492cm" svg:y="7.281cm">
          <text:p/>
          <draw:enhanced-geometry svg:viewBox="0 0 21600 21600" draw:mirror-horizontal="false" draw:mirror-vertical="false" draw:type="rectangle" draw:enhanced-path="M 0 0 L 21600 0 21600 21600 0 21600 0 0 Z N"/>
        </draw:custom-shape>
        <draw:custom-shape draw:style-name="gr2" draw:text-style-name="P1" draw:layer="layout" svg:width="1.561cm" svg:height="0.593cm" svg:x="4.064cm" svg:y="7.281cm">
          <text:p/>
          <draw:enhanced-geometry svg:viewBox="0 0 21600 21600" draw:type="rectangle" draw:enhanced-path="M 0 0 L 21600 0 21600 21600 0 21600 0 0 Z N"/>
        </draw:custom-shape>
        <draw:frame draw:style-name="gr3" draw:layer="layout" svg:width="1.524cm" svg:height="0.962cm" svg:x="8.382cm" svg:y="7.02cm">
          <draw:text-box>
            <text:p>...</text:p>
          </draw:text-box>
        </draw:frame>
        <draw:line draw:style-name="gr4" draw:text-style-name="P1" draw:layer="layout" svg:x1="7.366cm" svg:y1="6.351cm" svg:x2="5.08cm" svg:y2="7.281cm">
          <text:p/>
        </draw:line>
        <draw:line draw:style-name="gr4" draw:text-style-name="P1" draw:layer="layout" svg:x1="7.366cm" svg:y1="6.351cm" svg:x2="10.414cm" svg:y2="7.281cm">
          <text:p/>
        </draw:line>
        <draw:line draw:style-name="gr4" draw:text-style-name="P1" draw:layer="layout" svg:x1="7.366cm" svg:y1="6.351cm" svg:x2="7.112cm" svg:y2="7.281cm">
          <text:p/>
        </draw:line>
        <draw:g>
          <draw:custom-shape draw:style-name="gr5" draw:text-style-name="P1" draw:layer="layout" svg:width="2.186cm" svg:height="1.424cm" svg:x="3.356cm" svg:y="10.568cm">
            <text:p/>
            <draw:enhanced-geometry svg:viewBox="0 0 21600 21600" draw:text-areas="3000 3320 17110 17330" draw:type="cloud-callout" draw:modifiers="11397.5308641975 20129.68421052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397cm" svg:height="0.356cm" svg:x="3.591cm" svg:y="10.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98cm" svg:height="0.356cm" svg:x="4.03cm" svg:y="11.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98cm" svg:height="0.356cm" svg:x="4.846cm" svg:y="10.7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97cm" svg:height="0.356cm" svg:x="3.591cm" svg:y="11.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98cm" svg:height="0.356cm" svg:x="4.29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97cm" svg:height="0.356cm" svg:x="4.287cm" svg:y="1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98cm" svg:height="0.356cm" svg:x="4.548cm" svg:y="11.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1" draw:layer="layout" svg:width="2.01cm" svg:height="1.424cm" svg:x="6.88cm" svg:y="10.514cm">
          <text:p/>
          <draw:enhanced-geometry svg:viewBox="0 0 21600 21600" draw:text-areas="3000 3320 17110 17330" draw:type="cloud-callout" draw:modifiers="8850.52212829438 17492.21052631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366cm" svg:height="0.317cm" svg:x="7.05cm" svg:y="1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5cm" svg:height="0.317cm" svg:x="7.513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5cm" svg:height="0.316cm" svg:x="8.251cm" svg:y="10.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6cm" svg:height="0.317cm" svg:x="7.135cm" svg:y="11.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5cm" svg:height="0.316cm" svg:x="7.813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5cm" svg:height="0.316cm" svg:x="7.509cm" svg:y="1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6cm" svg:height="0.317cm" svg:x="7.976cm" svg:y="1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286cm" svg:height="1.324cm" svg:x="9.606cm" svg:y="10.614cm">
          <text:p/>
          <draw:enhanced-geometry svg:viewBox="0 0 21600 21600" draw:mirror-horizontal="false" draw:mirror-vertical="false" draw:text-areas="3000 3320 17110 17330" draw:type="cloud-callout" draw:modifiers="10153.03891561 16856.15094339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0.416cm" svg:height="0.378cm" svg:x="10.23cm" svg:y="10.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16cm" svg:height="0.378cm" svg:x="11.165cm" svg:y="10.84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16cm" svg:height="0.378cm" svg:x="9.77cm" svg:y="11.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16cm" svg:height="0.378cm" svg:x="10.749cm" svg:y="11.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15cm" svg:height="0.378cm" svg:x="10.475cm" svg:y="11.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4.826cm" svg:y1="7.874cm" svg:x2="3.81cm" svg:y2="8.89cm">
          <text:p/>
        </draw:line>
        <draw:line draw:style-name="gr7" draw:text-style-name="P1" draw:layer="layout" svg:x1="7.366cm" svg:y1="7.874cm" svg:x2="7.112cm" svg:y2="8.89cm">
          <text:p/>
        </draw:line>
        <draw:line draw:style-name="gr12" draw:text-style-name="P1" draw:layer="layout" svg:x1="2.894cm" svg:y1="6.658cm" svg:x2="11.784cm" svg:y2="6.658cm">
          <text:p/>
        </draw:line>
        <draw:line draw:style-name="gr12" draw:text-style-name="P1" draw:layer="layout" svg:x1="2.286cm" svg:y1="10.06cm" svg:x2="11.992cm" svg:y2="10.06cm">
          <text:p/>
        </draw:line>
        <draw:frame draw:style-name="gr9" draw:text-style-name="P2" draw:layer="layout" svg:width="6.858cm" svg:height="0.569cm" svg:x="1.848cm" svg:y="5.542cm">
          <draw:text-box>
            <text:p><text:span text:style-name="T1">Malware capability</text:span></text:p>
          </draw:text-box>
        </draw:frame>
        <draw:frame draw:style-name="gr9" draw:text-style-name="P2" draw:layer="layout" svg:width="6.858cm" svg:height="0.569cm" svg:x="1.832cm" svg:y="6.658cm">
          <draw:text-box>
            <text:p><text:span text:style-name="T1">Procedure level</text:span></text:p>
          </draw:text-box>
        </draw:frame>
        <draw:frame draw:style-name="gr9" draw:text-style-name="P2" draw:layer="layout" svg:width="2.54cm" svg:height="0.887cm" svg:x="1.578cm" svg:y="10.06cm">
          <draw:text-box>
            <text:p text:style-name="P1"><text:span text:style-name="T1">Basic-block level</text:span></text:p>
          </draw:text-box>
        </draw:frame>
        <draw:g>
          <draw:custom-shape draw:style-name="gr2" draw:text-style-name="P1" draw:layer="layout" svg:width="0.508cm" svg:height="0.255cm" svg:x="8.99cm" svg:y="5.232cm">
            <text:p/>
            <draw:enhanced-geometry svg:viewBox="0 0 21600 21600" draw:type="rectangle" draw:enhanced-path="M 0 0 L 21600 0 21600 21600 0 21600 0 0 Z N"/>
          </draw:custom-shape>
          <draw:frame draw:style-name="gr9" draw:text-style-name="P2" draw:layer="layout" svg:width="2.286cm" svg:height="0.569cm" svg:x="9.398cm" svg:y="5.08cm">
            <draw:text-box>
              <text:p><text:span text:style-name="T1">Malicious</text:span></text:p>
            </draw:text-box>
          </draw:frame>
          <draw:g>
            <draw:custom-shape draw:style-name="gr6" draw:text-style-name="P1" draw:layer="layout" svg:width="0.508cm" svg:height="0.254cm" svg:x="8.99cm" svg:y="5.742cm">
              <text:p/>
              <draw:enhanced-geometry svg:viewBox="0 0 21600 21600" draw:type="rectangle" draw:enhanced-path="M 0 0 L 21600 0 21600 21600 0 21600 0 0 Z N"/>
            </draw:custom-shape>
            <draw:frame draw:style-name="gr9" draw:text-style-name="P2" draw:layer="layout" svg:width="2.54cm" svg:height="0.569cm" svg:x="9.398cm" svg:y="5.588cm">
              <draw:text-box>
                <text:p><text:span text:style-name="T1">Non-malicious</text:span></text:p>
              </draw:text-box>
            </draw:frame>
          </draw:g>
        </draw:g>
        <draw:g>
          <draw:custom-shape draw:style-name="gr13" draw:text-style-name="P1" draw:layer="layout" svg:width="1.792cm" svg:height="0.762cm" svg:x="2.704cm" svg:y="8.89cm">
            <text:p/>
            <draw:enhanced-geometry svg:viewBox="0 0 21600 21600" draw:type="rectangle" draw:enhanced-path="M 0 0 L 21600 0 21600 21600 0 21600 0 0 Z N"/>
          </draw:custom-shape>
          <draw:custom-shape draw:style-name="gr2" draw:text-style-name="P1" draw:layer="layout" svg:width="0.4cm" svg:height="0.314cm" svg:x="3.248cm" svg:y="9.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315cm" svg:x="4.008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314cm" svg:x="2.84cm" svg:y="9.0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4cm" svg:height="0.315cm" svg:x="3.648cm" svg:y="9.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1.344cm" svg:height="0.762cm" svg:x="4.752cm" svg:y="8.89cm">
            <text:p/>
            <draw:enhanced-geometry svg:viewBox="0 0 21600 21600" draw:type="rectangle" draw:enhanced-path="M 0 0 L 21600 0 21600 21600 0 21600 0 0 Z N"/>
          </draw:custom-shape>
          <draw:custom-shape draw:style-name="gr6" draw:text-style-name="P1" draw:layer="layout" svg:width="0.4cm" svg:height="0.314cm" svg:x="5.296cm" svg:y="9.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01cm" svg:height="0.315cm" svg:x="5.526cm" svg:y="8.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cm" svg:height="0.314cm" svg:x="4.888cm" svg:y="9.0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1" draw:layer="layout" svg:width="1.723cm" svg:height="0.762cm" svg:x="6.598cm" svg:y="8.89cm">
            <text:p/>
            <draw:enhanced-geometry svg:viewBox="0 0 21600 21600" draw:type="rectangle" draw:enhanced-path="M 0 0 L 21600 0 21600 21600 0 21600 0 0 Z N"/>
          </draw:custom-shape>
          <draw:custom-shape draw:style-name="gr2" draw:text-style-name="P1" draw:layer="layout" svg:width="0.385cm" svg:height="0.314cm" svg:x="7.036cm" svg:y="9.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85cm" svg:height="0.315cm" svg:x="7.597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85cm" svg:height="0.314cm" svg:x="6.729cm" svg:y="9.0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85cm" svg:height="0.315cm" svg:x="7.336cm" svg:y="9.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831cm" svg:height="0.762cm" svg:x="8.567cm" svg:y="8.89cm">
            <text:p/>
            <draw:enhanced-geometry svg:viewBox="0 0 21600 21600" draw:type="rectangle" draw:enhanced-path="M 0 0 L 21600 0 21600 21600 0 21600 0 0 Z N"/>
          </draw:custom-shape>
          <draw:custom-shape draw:style-name="gr2" draw:text-style-name="P1" draw:layer="layout" svg:width="0.384cm" svg:height="0.314cm" svg:x="7.87cm" svg:y="8.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5cm" svg:height="0.315cm" svg:x="8.972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85cm" svg:height="0.314cm" svg:x="8.698cm" svg:y="9.0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1" draw:layer="layout" svg:width="0.813cm" svg:height="0.762cm" svg:x="9.652cm" svg:y="8.89cm">
            <text:p/>
            <draw:enhanced-geometry svg:viewBox="0 0 21600 21600" draw:type="rectangle" draw:enhanced-path="M 0 0 L 21600 0 21600 21600 0 21600 0 0 Z N"/>
          </draw:custom-shape>
          <draw:custom-shape draw:style-name="gr2" draw:text-style-name="P1" draw:layer="layout" svg:width="0.362cm" svg:height="0.314cm" svg:x="10.066cm" svg:y="9.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3cm" svg:height="0.314cm" svg:x="9.775cm" svg:y="9.0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87cm" svg:height="0.762cm" svg:x="10.697cm" svg:y="8.89cm">
            <text:p/>
            <draw:enhanced-geometry svg:viewBox="0 0 21600 21600" draw:type="rectangle" draw:enhanced-path="M 0 0 L 21600 0 21600 21600 0 21600 0 0 Z N"/>
          </draw:custom-shape>
          <draw:custom-shape draw:style-name="gr6" draw:text-style-name="P1" draw:layer="layout" svg:width="0.362cm" svg:height="0.314cm" svg:x="10.777cm" svg:y="9.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3cm" svg:height="0.315cm" svg:x="11.239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3cm" svg:height="0.314cm" svg:x="10.98cm" svg:y="8.9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line draw:style-name="gr7" draw:text-style-name="P1" draw:layer="layout" svg:x1="4.826cm" svg:y1="7.874cm" svg:x2="5.334cm" svg:y2="8.89cm">
          <text:p/>
        </draw:line>
        <draw:line draw:style-name="gr7" draw:text-style-name="P1" draw:layer="layout" svg:x1="7.366cm" svg:y1="7.874cm" svg:x2="8.89cm" svg:y2="8.89cm">
          <text:p/>
        </draw:line>
        <draw:line draw:style-name="gr7" draw:text-style-name="P1" draw:layer="layout" svg:x1="10.414cm" svg:y1="7.874cm" svg:x2="10.16cm" svg:y2="8.89cm">
          <text:p/>
        </draw:line>
        <draw:line draw:style-name="gr7" draw:text-style-name="P1" draw:layer="layout" svg:x1="10.414cm" svg:y1="7.874cm" svg:x2="11.176cm" svg:y2="8.89cm">
          <text:p/>
        </draw:line>
        <draw:line draw:style-name="gr7" draw:text-style-name="P1" draw:layer="layout" svg:x1="3.402cm" svg:y1="9.677cm" svg:x2="3.81cm" svg:y2="10.668cm">
          <text:p/>
        </draw:line>
        <draw:line draw:style-name="gr7" draw:text-style-name="P1" draw:layer="layout" svg:x1="5.296cm" svg:y1="9.652cm" svg:x2="4.826cm" svg:y2="10.568cm">
          <text:p/>
        </draw:line>
        <draw:line draw:style-name="gr7" draw:text-style-name="P1" draw:layer="layout" svg:x1="7.258cm" svg:y1="9.652cm" svg:x2="7.766cm" svg:y2="10.514cm">
          <text:p/>
        </draw:line>
        <draw:line draw:style-name="gr7" draw:text-style-name="P1" draw:layer="layout" svg:x1="8.972cm" svg:y1="9.652cm" svg:x2="8.128cm" svg:y2="10.514cm">
          <text:p/>
        </draw:line>
        <draw:line draw:style-name="gr7" draw:text-style-name="P1" draw:layer="layout" svg:x1="9.852cm" svg:y1="9.652cm" svg:x2="10.614cm" svg:y2="10.614cm">
          <text:p/>
        </draw:line>
        <draw:line draw:style-name="gr7" draw:text-style-name="P1" draw:layer="layout" svg:x1="11.139cm" svg:y1="9.652cm" svg:x2="10.922cm" svg:y2="10.614cm">
          <text:p/>
        </draw:line>
        <draw:frame draw:style-name="gr9" draw:text-style-name="P5" draw:layer="layout" svg:width="2.086cm" svg:height="0.887cm" svg:x="1.778cm" svg:y="8.021cm">
          <draw:text-box>
            <text:p text:style-name="P1"><text:span text:style-name="T1">Component </text:span></text:p>
            <text:p text:style-name="P1"><text:span text:style-name="T1">level</text:span></text:p>
          </draw:text-box>
        </draw:frame>
        <draw:line draw:style-name="gr12" draw:text-style-name="P1" draw:layer="layout" svg:x1="2.28cm" svg:y1="8.082cm" svg:x2="11.992cm" svg:y2="8.082cm">
          <text:p/>
        </draw:line>
        <draw:custom-shape draw:style-name="gr14" draw:text-style-name="P1" draw:layer="layout" svg:width="10.468cm" svg:height="7.366cm" svg:x="1.724cm" svg:y="4.826cm">
          <text:p/>
          <draw:enhanced-geometry svg:viewBox="0 0 21600 21600" draw:type="rectangle" draw:enhanced-path="M 0 0 L 21600 0 21600 21600 0 21600 0 0 Z N"/>
        </draw:custom-shape>
        <presentation:notes draw:style-name="dp2">
          <draw:page-thumbnail draw:style-name="gr11"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custom-shape draw:style-name="gr2" draw:text-style-name="P1" draw:layer="layout" svg:width="0.508cm" svg:height="0.255cm" svg:x="16.302cm" svg:y="1.107cm">
            <text:p/>
            <draw:enhanced-geometry svg:viewBox="0 0 21600 21600" draw:mirror-horizontal="false" draw:mirror-vertical="false" draw:type="rectangle" draw:enhanced-path="M 0 0 L 21600 0 21600 21600 0 21600 0 0 Z N"/>
          </draw:custom-shape>
          <draw:frame draw:style-name="gr9" draw:text-style-name="P2" draw:layer="layout" svg:width="2.286cm" svg:height="0.569cm" svg:x="16.71cm" svg:y="0.955cm">
            <draw:text-box>
              <text:p><text:span text:style-name="T1">Malicious</text:span></text:p>
            </draw:text-box>
          </draw:frame>
          <draw:g>
            <draw:custom-shape draw:style-name="gr6" draw:text-style-name="P1" draw:layer="layout" svg:width="0.508cm" svg:height="0.254cm" svg:x="13.208cm" svg:y="1.109cm">
              <text:p/>
              <draw:enhanced-geometry svg:viewBox="0 0 21600 21600" draw:mirror-horizontal="false" draw:mirror-vertical="false" draw:type="rectangle" draw:enhanced-path="M 0 0 L 21600 0 21600 21600 0 21600 0 0 Z N"/>
            </draw:custom-shape>
            <draw:frame draw:style-name="gr9" draw:text-style-name="P2" draw:layer="layout" svg:width="2.54cm" svg:height="0.569cm" svg:x="13.616cm" svg:y="0.955cm">
              <draw:text-box>
                <text:p><text:span text:style-name="T1">Non-malicious</text:span></text:p>
              </draw:text-box>
            </draw:frame>
          </draw:g>
        </draw:g>
        <draw:g>
          <draw:line draw:style-name="gr8" draw:text-style-name="P1" draw:layer="layout" svg:x1="2.893cm" svg:y1="6.858cm" svg:x2="11.783cm" svg:y2="6.858cm">
            <text:p/>
          </draw:line>
          <draw:g>
            <draw:frame draw:style-name="gr3" draw:layer="layout" svg:width="1.524cm" svg:height="0.962cm" svg:x="8.128cm" svg:y="5.488cm">
              <draw:text-box>
                <text:p>...</text:p>
              </draw:text-box>
            </draw:frame>
            <draw:g>
              <draw:custom-shape draw:style-name="gr1" draw:text-style-name="P1" draw:layer="layout" svg:width="1.777cm" svg:height="0.508cm" svg:x="5.942cm" svg:y="5.842cm">
                <text:p/>
                <draw:enhanced-geometry svg:viewBox="0 0 21600 21600" draw:type="rectangle" draw:enhanced-path="M 0 0 L 21600 0 21600 21600 0 21600 0 0 Z N"/>
              </draw:custom-shape>
              <draw:custom-shape draw:style-name="gr2" draw:text-style-name="P1" draw:layer="layout" svg:width="1.777cm" svg:height="0.508cm" svg:x="5.941cm" svg:y="5.841cm">
                <text:p/>
                <draw:enhanced-geometry svg:viewBox="0 0 21600 21600" draw:type="rectangle" draw:enhanced-path="M 0 0 L 21600 0 21600 21600 0 21600 0 0 Z N"/>
              </draw:custom-shape>
              <draw:frame draw:style-name="gr10" draw:text-style-name="P6" draw:layer="layout" svg:width="2.014cm" svg:height="0.569cm" svg:x="5.842cm" svg:y="5.781cm">
                <draw:text-box>
                  <text:p text:style-name="P1"><text:span text:style-name="T2">Evasion</text:span></text:p>
                </draw:text-box>
              </draw:frame>
            </draw:g>
            <draw:g>
              <draw:custom-shape draw:style-name="gr1" draw:text-style-name="P1" draw:layer="layout" svg:width="1.888cm" svg:height="0.508cm" svg:x="9.653cm" svg:y="5.842cm">
                <text:p/>
                <draw:enhanced-geometry svg:viewBox="0 0 21600 21600" draw:type="rectangle" draw:enhanced-path="M 0 0 L 21600 0 21600 21600 0 21600 0 0 Z N"/>
              </draw:custom-shape>
              <draw:custom-shape draw:style-name="gr2" draw:text-style-name="P1" draw:layer="layout" svg:width="1.888cm" svg:height="0.508cm" svg:x="9.652cm" svg:y="5.841cm">
                <text:p/>
                <draw:enhanced-geometry svg:viewBox="0 0 21600 21600" draw:type="rectangle" draw:enhanced-path="M 0 0 L 21600 0 21600 21600 0 21600 0 0 Z N"/>
              </draw:custom-shape>
              <draw:frame draw:style-name="gr10" draw:text-style-name="P3" draw:layer="layout" svg:width="2.14cm" svg:height="0.569cm" svg:x="9.653cm" svg:y="5.781cm">
                <draw:text-box>
                  <text:p><text:span text:style-name="T2">Propagation</text:span></text:p>
                </draw:text-box>
              </draw:frame>
            </draw:g>
          </draw:g>
          <draw:custom-shape draw:style-name="gr15" draw:text-style-name="P1" draw:layer="layout" svg:width="0.508cm" svg:height="0.662cm" svg:x="4.626cm" svg:y="8.0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508cm" svg:height="0.662cm" svg:x="6.704cm" svg:y="8.0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line draw:style-name="gr8" draw:text-style-name="P1" draw:layer="layout" svg:x1="3.047cm" svg:y1="8.282cm" svg:x2="11.937cm" svg:y2="8.282cm">
              <text:p/>
            </draw:line>
            <draw:g>
              <draw:g>
                <draw:custom-shape draw:style-name="gr2" draw:text-style-name="P1" draw:layer="layout" svg:width="1.561cm" svg:height="0.593cm" draw:transform="skewX (-0.00837758040957278) translate (4.146cm 7.323cm)">
                  <text:p/>
                  <draw:enhanced-geometry svg:viewBox="0 0 21600 21600" draw:mirror-horizontal="false" draw:mirror-vertical="false" draw:type="rectangle" draw:enhanced-path="M 0 0 L 21600 0 21600 21600 0 21600 0 0 Z N"/>
                </draw:custom-shape>
                <draw:frame draw:style-name="gr10" draw:text-style-name="P4" draw:layer="layout" svg:width="2.286cm" svg:height="0.727cm" svg:x="3.792cm" svg:y="7.247cm">
                  <draw:text-box>
                    <text:p text:style-name="P1"><text:span text:style-name="T3">Anti-</text:span></text:p>
                    <text:p text:style-name="P1"><text:span text:style-name="T3">disassembly</text:span></text:p>
                  </draw:text-box>
                </draw:frame>
              </draw:g>
              <draw:g>
                <draw:custom-shape draw:style-name="gr2" draw:text-style-name="P1" draw:layer="layout" svg:width="1.562cm" svg:height="0.593cm" svg:x="6.213cm" svg:y="7.301cm">
                  <text:p/>
                  <draw:enhanced-geometry svg:viewBox="0 0 21600 21600" draw:mirror-horizontal="false" draw:mirror-vertical="false" draw:type="rectangle" draw:enhanced-path="M 0 0 L 21600 0 21600 21600 0 21600 0 0 Z N"/>
                </draw:custom-shape>
                <draw:frame draw:style-name="gr10" draw:text-style-name="P4" draw:layer="layout" svg:width="2.286cm" svg:height="0.727cm" svg:x="5.817cm" svg:y="7.247cm">
                  <draw:text-box>
                    <text:p text:style-name="P1"><text:span text:style-name="T3">Anti-</text:span></text:p>
                    <text:p text:style-name="P1"><text:span text:style-name="T3">debugging</text:span></text:p>
                  </draw:text-box>
                </draw:frame>
              </draw:g>
              <draw:g>
                <draw:custom-shape draw:style-name="gr2" draw:text-style-name="P1" draw:layer="layout" svg:width="1.561cm" svg:height="0.593cm" svg:x="8.166cm" svg:y="7.327cm">
                  <text:p/>
                  <draw:enhanced-geometry svg:viewBox="0 0 21600 21600" draw:mirror-horizontal="false" draw:mirror-vertical="false" draw:type="rectangle" draw:enhanced-path="M 0 0 L 21600 0 21600 21600 0 21600 0 0 Z N"/>
                </draw:custom-shape>
                <draw:frame draw:style-name="gr16" draw:text-style-name="P4" draw:layer="layout" svg:width="2.286cm" svg:height="0.874cm" svg:x="7.795cm" svg:y="7.301cm">
                  <draw:text-box>
                    <text:p text:style-name="P1"><text:span text:style-name="T3">Anti-</text:span></text:p>
                    <text:p text:style-name="P1"><text:span text:style-name="T3">sandbox</text:span></text:p>
                  </draw:text-box>
                </draw:frame>
              </draw:g>
            </draw:g>
            <draw:frame draw:style-name="gr3" draw:layer="layout" svg:width="1.524cm" svg:height="0.962cm" svg:x="10.16cm" svg:y="6.912cm">
              <draw:text-box>
                <text:p>...</text:p>
              </draw:text-box>
            </draw:frame>
          </draw:g>
          <draw:g>
            <draw:g>
              <draw:g>
                <draw:custom-shape draw:style-name="gr5" draw:text-style-name="P1" draw:layer="layout" svg:width="1.986cm" svg:height="1.016cm" svg:x="3.948cm" svg:y="8.936cm">
                  <text:p/>
                  <draw:enhanced-geometry svg:viewBox="0 0 21600 21600" draw:mirror-horizontal="false" draw:mirror-vertical="false" draw:text-areas="3000 3320 17110 17330" draw:type="cloud-callout" draw:modifiers="11055.4604932058 18796.46017699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361cm" svg:height="0.254cm" svg:x="4.161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2cm" svg:height="0.254cm" svg:x="4.56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1cm" svg:height="0.254cm" svg:x="5.302cm" svg:y="9.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1cm" svg:height="0.253cm" svg:x="4.161cm" svg:y="9.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2cm" svg:height="0.254cm" svg:x="4.798cm" svg:y="9.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1cm" svg:height="0.254cm" svg:x="4.703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2cm" svg:height="0.253cm" svg:x="5.031cm" svg:y="9.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1" draw:layer="layout" svg:width="1.932cm" svg:height="1.045cm" svg:x="6.042cm" svg:y="8.936cm">
                <text:p/>
                <draw:enhanced-geometry svg:viewBox="0 0 21600 21600" draw:mirror-horizontal="false" draw:mirror-vertical="false" draw:text-areas="3000 3320 17110 17330" draw:type="cloud-callout" draw:modifiers="8704.8111743404 17573.2313575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2" draw:text-style-name="P1" draw:layer="layout" svg:width="0.351cm" svg:height="0.232cm" svg:x="6.206cm" svg:y="9.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51cm" svg:height="0.233cm" svg:x="6.651cm" svg:y="9.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4cm" svg:x="7.36cm" svg:y="9.0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2cm" svg:height="0.232cm" svg:x="6.287cm" svg:y="9.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52cm" svg:height="0.231cm" svg:x="6.938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3cm" svg:x="6.646cm" svg:y="9.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2cm" svg:x="7.096cm" svg:y="9.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2.032cm" svg:height="1.016cm" svg:x="8.182cm" svg:y="8.936cm">
                  <text:p/>
                  <draw:enhanced-geometry svg:viewBox="0 0 21600 21600" draw:mirror-horizontal="false" draw:mirror-vertical="false" draw:text-areas="3000 3320 17110 17330" draw:type="cloud-callout" draw:modifiers="10762.8135759961 16693.80530973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0.37cm" svg:height="0.29cm" svg:x="8.7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9cm" svg:height="0.29cm" svg:x="9.568cm" svg:y="9.11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9cm" svg:height="0.29cm" svg:x="8.328cm" svg:y="9.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7cm" svg:height="0.29cm" svg:x="9.198cm" svg:y="9.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7cm" svg:height="0.291cm" svg:x="8.954cm" svg:y="9.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1" draw:layer="layout" svg:width="0.508cm" svg:height="0.662cm" svg:x="8.736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layer="layout" svg:width="1.524cm" svg:height="0.962cm" svg:x="10.668cm" svg:y="8.69cm">
              <draw:text-box>
                <text:p>...</text:p>
              </draw:text-box>
            </draw:frame>
          </draw:g>
          <draw:frame draw:style-name="gr9" draw:text-style-name="P2" draw:layer="layout" svg:width="1.862cm" svg:height="0.887cm" svg:x="2.148cm" svg:y="5.743cm">
            <draw:text-box>
              <text:p><text:span text:style-name="T1">Malware </text:span></text:p>
              <text:p><text:span text:style-name="T1">capability</text:span></text:p>
            </draw:text-box>
          </draw:frame>
          <draw:frame draw:style-name="gr9" draw:text-style-name="P2" draw:layer="layout" svg:width="1.86cm" svg:height="0.887cm" svg:x="2.132cm" svg:y="7.159cm">
            <draw:text-box>
              <text:p><text:span text:style-name="T1">Procedure</text:span></text:p>
              <text:p><text:span text:style-name="T1">level</text:span></text:p>
            </draw:text-box>
          </draw:frame>
          <draw:frame draw:style-name="gr9" draw:text-style-name="P2" draw:layer="layout" svg:width="2.183cm" svg:height="0.887cm" svg:x="2.078cm" svg:y="8.765cm">
            <draw:text-box>
              <text:p><text:span text:style-name="T1">Basic-block </text:span></text:p>
              <text:p><text:span text:style-name="T1">level</text:span></text:p>
            </draw:text-box>
          </draw:frame>
          <draw:g>
            <draw:frame draw:style-name="gr9" draw:text-style-name="P2" draw:layer="layout" svg:width="2.286cm" svg:height="0.569cm" svg:x="8.028cm" svg:y="4.711cm">
              <draw:text-box>
                <text:p><text:span text:style-name="T1">Malicious BB</text:span></text:p>
              </draw:text-box>
            </draw:frame>
            <draw:frame draw:style-name="gr9" draw:text-style-name="P2" draw:layer="layout" svg:width="2.84cm" svg:height="0.569cm" svg:x="4.734cm" svg:y="4.711cm">
              <draw:text-box>
                <text:p><text:span text:style-name="T1">Non-malicious BB</text:span></text:p>
              </draw:text-box>
            </draw:frame>
            <draw:custom-shape draw:style-name="gr2" draw:text-style-name="P1" draw:layer="layout" svg:width="0.254cm" svg:height="0.254cm" svg:x="7.874cm" svg:y="4.81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6cm" svg:y="4.81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17" draw:text-style-name="P1" draw:layer="layout" svg:width="3.81cm" svg:height="0.254cm" svg:x="4.826cm" svg:y="6.758cm">
            <text:p/>
            <draw:enhanced-geometry svg:viewBox="0 0 21600 21600" draw:type="rectangle" draw:enhanced-path="M 0 0 L 21600 0 21600 21600 0 21600 0 0 Z N"/>
          </draw:custom-shape>
          <draw:line draw:style-name="gr7" draw:text-style-name="P1" draw:layer="layout" svg:x1="5.984cm" svg:y1="6.35cm" svg:x2="4.146cm" svg:y2="7.323cm">
            <text:p/>
          </draw:line>
          <draw:line draw:style-name="gr4" draw:text-style-name="P1" draw:layer="layout" svg:x1="7.718cm" svg:y1="6.355cm" svg:x2="9.727cm" svg:y2="7.301cm">
            <text:p/>
          </draw:line>
        </draw:g>
        <presentation:notes draw:style-name="dp2">
          <draw:page-thumbnail draw:style-name="gr11"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g>
          <draw:line draw:style-name="gr8" draw:text-style-name="P1" draw:layer="layout" svg:x1="3.955cm" svg:y1="5.141cm" svg:x2="12.845cm" svg:y2="5.141cm">
            <text:p/>
          </draw:line>
          <draw:g>
            <draw:frame draw:style-name="gr3" draw:layer="layout" svg:width="1.524cm" svg:height="0.962cm" svg:x="8.89cm" svg:y="3.771cm">
              <draw:text-box>
                <text:p>...</text:p>
              </draw:text-box>
            </draw:frame>
            <draw:g>
              <draw:custom-shape draw:style-name="gr1" draw:text-style-name="P1" draw:layer="layout" svg:width="1.777cm" svg:height="0.508cm" svg:x="6.704cm" svg:y="4.125cm">
                <text:p/>
                <draw:enhanced-geometry svg:viewBox="0 0 21600 21600" draw:type="rectangle" draw:enhanced-path="M 0 0 L 21600 0 21600 21600 0 21600 0 0 Z N"/>
              </draw:custom-shape>
              <draw:custom-shape draw:style-name="gr2" draw:text-style-name="P1" draw:layer="layout" svg:width="1.777cm" svg:height="0.508cm" svg:x="6.703cm" svg:y="4.124cm">
                <text:p/>
                <draw:enhanced-geometry svg:viewBox="0 0 21600 21600" draw:type="rectangle" draw:enhanced-path="M 0 0 L 21600 0 21600 21600 0 21600 0 0 Z N"/>
              </draw:custom-shape>
              <draw:frame draw:style-name="gr10" draw:text-style-name="P6" draw:layer="layout" svg:width="2.014cm" svg:height="0.569cm" svg:x="6.604cm" svg:y="4.064cm">
                <draw:text-box>
                  <text:p text:style-name="P1"><text:span text:style-name="T2">Evasion</text:span></text:p>
                </draw:text-box>
              </draw:frame>
            </draw:g>
            <draw:g>
              <draw:custom-shape draw:style-name="gr1" draw:text-style-name="P1" draw:layer="layout" svg:width="1.888cm" svg:height="0.508cm" svg:x="10.415cm" svg:y="4.125cm">
                <text:p/>
                <draw:enhanced-geometry svg:viewBox="0 0 21600 21600" draw:type="rectangle" draw:enhanced-path="M 0 0 L 21600 0 21600 21600 0 21600 0 0 Z N"/>
              </draw:custom-shape>
              <draw:custom-shape draw:style-name="gr2" draw:text-style-name="P1" draw:layer="layout" svg:width="1.888cm" svg:height="0.508cm" svg:x="10.414cm" svg:y="4.124cm">
                <text:p/>
                <draw:enhanced-geometry svg:viewBox="0 0 21600 21600" draw:type="rectangle" draw:enhanced-path="M 0 0 L 21600 0 21600 21600 0 21600 0 0 Z N"/>
              </draw:custom-shape>
              <draw:frame draw:style-name="gr10" draw:text-style-name="P3" draw:layer="layout" svg:width="2.14cm" svg:height="0.569cm" svg:x="10.415cm" svg:y="4.064cm">
                <draw:text-box>
                  <text:p><text:span text:style-name="T2">Propagation</text:span></text:p>
                </draw:text-box>
              </draw:frame>
            </draw:g>
          </draw:g>
          <draw:g>
            <draw:line draw:style-name="gr8" draw:text-style-name="P1" draw:layer="layout" svg:x1="4.009cm" svg:y1="6.565cm" svg:x2="12.899cm" svg:y2="6.565cm">
              <text:p/>
            </draw:line>
            <draw:g>
              <draw:g>
                <draw:custom-shape draw:style-name="gr2" draw:text-style-name="P1" draw:layer="layout" svg:width="1.561cm" svg:height="0.593cm" draw:transform="skewX (-0.00837758040957278) translate (5.108cm 5.606cm)">
                  <text:p/>
                  <draw:enhanced-geometry svg:viewBox="0 0 21600 21600" draw:mirror-horizontal="false" draw:mirror-vertical="false" draw:type="rectangle" draw:enhanced-path="M 0 0 L 21600 0 21600 21600 0 21600 0 0 Z N"/>
                </draw:custom-shape>
                <draw:frame draw:style-name="gr10" draw:text-style-name="P4" draw:layer="layout" svg:width="2.286cm" svg:height="0.727cm" svg:x="4.754cm" svg:y="5.53cm">
                  <draw:text-box>
                    <text:p text:style-name="P1"><text:span text:style-name="T3">Anti-</text:span></text:p>
                    <text:p text:style-name="P1"><text:span text:style-name="T3">disassembly</text:span></text:p>
                  </draw:text-box>
                </draw:frame>
              </draw:g>
              <draw:g>
                <draw:custom-shape draw:style-name="gr2" draw:text-style-name="P1" draw:layer="layout" svg:width="1.562cm" svg:height="0.593cm" svg:x="7.175cm" svg:y="5.584cm">
                  <text:p/>
                  <draw:enhanced-geometry svg:viewBox="0 0 21600 21600" draw:mirror-horizontal="false" draw:mirror-vertical="false" draw:type="rectangle" draw:enhanced-path="M 0 0 L 21600 0 21600 21600 0 21600 0 0 Z N"/>
                </draw:custom-shape>
                <draw:frame draw:style-name="gr10" draw:text-style-name="P4" draw:layer="layout" svg:width="2.286cm" svg:height="0.727cm" svg:x="6.779cm" svg:y="5.53cm">
                  <draw:text-box>
                    <text:p text:style-name="P1"><text:span text:style-name="T3">Anti-</text:span></text:p>
                    <text:p text:style-name="P1"><text:span text:style-name="T3">debugging</text:span></text:p>
                  </draw:text-box>
                </draw:frame>
              </draw:g>
              <draw:g>
                <draw:custom-shape draw:style-name="gr2" draw:text-style-name="P1" draw:layer="layout" svg:width="1.561cm" svg:height="0.593cm" svg:x="9.128cm" svg:y="5.61cm">
                  <text:p/>
                  <draw:enhanced-geometry svg:viewBox="0 0 21600 21600" draw:mirror-horizontal="false" draw:mirror-vertical="false" draw:type="rectangle" draw:enhanced-path="M 0 0 L 21600 0 21600 21600 0 21600 0 0 Z N"/>
                </draw:custom-shape>
                <draw:frame draw:style-name="gr16" draw:text-style-name="P4" draw:layer="layout" svg:width="2.286cm" svg:height="0.874cm" svg:x="8.757cm" svg:y="5.584cm">
                  <draw:text-box>
                    <text:p text:style-name="P1"><text:span text:style-name="T3">Anti-</text:span></text:p>
                    <text:p text:style-name="P1"><text:span text:style-name="T3">sandbox</text:span></text:p>
                  </draw:text-box>
                </draw:frame>
              </draw:g>
            </draw:g>
            <draw:frame draw:style-name="gr3" draw:layer="layout" svg:width="1.524cm" svg:height="0.962cm" svg:x="11.122cm" svg:y="5.195cm">
              <draw:text-box>
                <text:p>...</text:p>
              </draw:text-box>
            </draw:frame>
          </draw:g>
          <draw:g>
            <draw:g>
              <draw:custom-shape draw:style-name="gr5" draw:text-style-name="P1" draw:layer="layout" svg:width="1.986cm" svg:height="1.016cm" svg:x="4.831cm" svg:y="8.384cm">
                <text:p/>
                <draw:enhanced-geometry svg:viewBox="0 0 21600 21600" draw:mirror-horizontal="false" draw:mirror-vertical="false" draw:text-areas="3000 3320 17110 17330" draw:type="cloud-callout" draw:modifiers="11055.4604932058 18796.46017699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0.361cm" svg:height="0.254cm" svg:x="5.044cm" svg:y="8.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2cm" svg:height="0.254cm" svg:x="5.443cm" svg:y="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1cm" svg:height="0.254cm" svg:x="6.185cm" svg:y="8.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1cm" svg:height="0.253cm" svg:x="5.044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2cm" svg:height="0.254cm" svg:x="5.681cm" svg:y="8.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1cm" svg:height="0.254cm" svg:x="5.586cm" svg:y="9.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2cm" svg:height="0.253cm" svg:x="5.914cm" svg:y="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932cm" svg:height="1.045cm" svg:x="7.485cm" svg:y="8.344cm">
                <text:p/>
                <draw:enhanced-geometry svg:viewBox="0 0 21600 21600" draw:mirror-horizontal="false" draw:mirror-vertical="false" draw:text-areas="3000 3320 17110 17330" draw:type="cloud-callout" draw:modifiers="8704.8111743404 17573.2313575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2" draw:text-style-name="P1" draw:layer="layout" svg:width="0.351cm" svg:height="0.232cm" svg:x="7.649cm" svg:y="8.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51cm" svg:height="0.233cm" svg:x="8.094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4cm" svg:x="8.803cm" svg:y="8.4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2cm" svg:height="0.232cm" svg:x="7.73cm" svg:y="8.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52cm" svg:height="0.231cm" svg:x="8.381cm" svg:y="8.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3cm" svg:x="8.089cm" svg:y="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1cm" svg:height="0.232cm" svg:x="8.539cm" svg:y="8.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5" draw:text-style-name="P1" draw:layer="layout" svg:width="2.032cm" svg:height="1.016cm" svg:x="9.725cm" svg:y="8.344cm">
                <text:p/>
                <draw:enhanced-geometry svg:viewBox="0 0 21600 21600" draw:mirror-horizontal="false" draw:mirror-vertical="false" draw:text-areas="3000 3320 17110 17330" draw:type="cloud-callout" draw:modifiers="10762.8135759961 16693.80530973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0.37cm" svg:height="0.29cm" svg:x="10.279cm" svg:y="8.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69cm" svg:height="0.29cm" svg:x="11.111cm" svg:y="8.521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69cm" svg:height="0.29cm" svg:x="9.871cm" svg:y="8.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7cm" svg:height="0.29cm" svg:x="10.741cm" svg:y="8.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7cm" svg:height="0.291cm" svg:x="10.497cm" svg:y="8.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 draw:layer="layout" svg:width="1.524cm" svg:height="0.962cm" svg:x="11.811cm" svg:y="8.098cm">
            <draw:text-box>
              <text:p>...</text:p>
            </draw:text-box>
          </draw:frame>
          <draw:frame draw:style-name="gr9" draw:text-style-name="P2" draw:layer="layout" svg:width="1.862cm" svg:height="0.887cm" svg:x="2.81cm" svg:y="4.026cm">
            <draw:text-box>
              <text:p><text:span text:style-name="T1">Malware </text:span></text:p>
              <text:p><text:span text:style-name="T1">capability</text:span></text:p>
            </draw:text-box>
          </draw:frame>
          <draw:frame draw:style-name="gr9" draw:text-style-name="P2" draw:layer="layout" svg:width="1.86cm" svg:height="0.887cm" svg:x="2.794cm" svg:y="5.442cm">
            <draw:text-box>
              <text:p><text:span text:style-name="T1">Procedure</text:span></text:p>
              <text:p><text:span text:style-name="T1">level</text:span></text:p>
            </draw:text-box>
          </draw:frame>
          <draw:frame draw:style-name="gr18" draw:text-style-name="P2" draw:layer="layout" svg:width="2.183cm" svg:height="0.985cm" svg:x="2.794cm" svg:y="8.413cm">
            <draw:text-box>
              <text:p><text:span text:style-name="T1">Basic-block </text:span></text:p>
              <text:p><text:span text:style-name="T1">level</text:span></text:p>
            </draw:text-box>
          </draw:frame>
          <draw:g>
            <draw:frame draw:style-name="gr9" draw:text-style-name="P2" draw:layer="layout" svg:width="2.286cm" svg:height="0.569cm" svg:x="9.144cm" svg:y="3.048cm">
              <draw:text-box>
                <text:p><text:span text:style-name="T1">Malicious BB</text:span></text:p>
              </draw:text-box>
            </draw:frame>
            <draw:frame draw:style-name="gr9" draw:text-style-name="P2" draw:layer="layout" svg:width="2.84cm" svg:height="0.569cm" svg:x="5.85cm" svg:y="3.048cm">
              <draw:text-box>
                <text:p><text:span text:style-name="T1">Non-malicious BB</text:span></text:p>
              </draw:text-box>
            </draw:frame>
            <draw:custom-shape draw:style-name="gr2" draw:text-style-name="P1" draw:layer="layout" svg:width="0.254cm" svg:height="0.254cm" svg:x="8.99cm" svg:y="3.1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5.742cm" svg:y="3.1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1" draw:layer="layout" svg:width="1.461cm" svg:height="0.508cm" svg:x="7.312cm" svg:y="6.958cm">
                <text:p/>
                <draw:enhanced-geometry svg:viewBox="0 0 21600 21600" draw:mirror-horizontal="false" draw:mirror-vertical="false" draw:type="rectangle" draw:enhanced-path="M 0 0 L 21600 0 21600 21600 0 21600 0 0 Z N"/>
              </draw:custom-shape>
              <draw:custom-shape draw:style-name="gr2" draw:text-style-name="P1" draw:layer="layout" svg:width="0.327cm" svg:height="0.209cm" svg:x="7.683cm" svg:y="7.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6cm" svg:height="0.21cm" svg:x="8.159cm" svg:y="7.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6cm" svg:height="0.21cm" svg:x="7.423cm" svg:y="7.03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6cm" svg:height="0.21cm" svg:x="7.938cm" svg:y="7.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6cm" svg:height="0.209cm" svg:x="8.39cm" svg:y="7.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1" draw:layer="layout" svg:width="0.705cm" svg:height="0.508cm" svg:x="8.781cm" svg:y="6.958cm">
                  <text:p/>
                  <draw:enhanced-geometry svg:viewBox="0 0 21600 21600" draw:mirror-horizontal="false" draw:mirror-vertical="false" draw:type="rectangle" draw:enhanced-path="M 0 0 L 21600 0 21600 21600 0 21600 0 0 Z N"/>
                </draw:custom-shape>
                <draw:custom-shape draw:style-name="gr6" draw:text-style-name="P1" draw:layer="layout" svg:width="0.326cm" svg:height="0.21cm" svg:x="9.125cm" svg:y="7.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26cm" svg:height="0.21cm" svg:x="8.893cm" svg:y="7.03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1" draw:layer="layout" svg:width="1.444cm" svg:height="0.532cm" svg:x="4.564cm" svg:y="6.934cm">
                <text:p/>
                <draw:enhanced-geometry svg:viewBox="0 0 21600 21600" draw:type="rectangle" draw:enhanced-path="M 0 0 L 21600 0 21600 21600 0 21600 0 0 Z N"/>
              </draw:custom-shape>
              <draw:custom-shape draw:style-name="gr2" draw:text-style-name="P1" draw:layer="layout" svg:width="0.322cm" svg:height="0.219cm" svg:x="5.002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2cm" svg:height="0.22cm" svg:x="5.615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3cm" svg:height="0.22cm" svg:x="4.673cm" svg:y="7.0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23cm" svg:height="0.22cm" svg:x="5.324cm" svg:y="7.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1" draw:layer="layout" svg:width="1.083cm" svg:height="0.532cm" svg:x="6.014cm" svg:y="6.934cm">
                  <text:p/>
                  <draw:enhanced-geometry svg:viewBox="0 0 21600 21600" draw:type="rectangle" draw:enhanced-path="M 0 0 L 21600 0 21600 21600 0 21600 0 0 Z N"/>
                </draw:custom-shape>
                <draw:custom-shape draw:style-name="gr6" draw:text-style-name="P1" draw:layer="layout" svg:width="0.323cm" svg:height="0.219cm" svg:x="6.452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23cm" svg:height="0.219cm" svg:x="6.638cm" svg:y="6.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22cm" svg:height="0.22cm" svg:x="6.124cm" svg:y="7.0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1" draw:layer="layout" svg:width="0.78cm" svg:height="0.508cm" svg:x="9.752cm" svg:y="6.958cm">
                <text:p/>
                <draw:enhanced-geometry svg:viewBox="0 0 21600 21600" draw:type="rectangle" draw:enhanced-path="M 0 0 L 21600 0 21600 21600 0 21600 0 0 Z N"/>
              </draw:custom-shape>
              <draw:custom-shape draw:style-name="gr2" draw:text-style-name="P1" draw:layer="layout" svg:width="0.348cm" svg:height="0.209cm" svg:x="10.149cm" svg:y="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48cm" svg:height="0.21cm" svg:x="9.87cm" svg:y="7.0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gr13" draw:text-style-name="P1" draw:layer="layout" svg:width="0.947cm" svg:height="0.508cm" svg:x="10.555cm" svg:y="6.958cm">
                  <text:p/>
                  <draw:enhanced-geometry svg:viewBox="0 0 21600 21600" draw:type="rectangle" draw:enhanced-path="M 0 0 L 21600 0 21600 21600 0 21600 0 0 Z N"/>
                </draw:custom-shape>
                <draw:custom-shape draw:style-name="gr6" draw:text-style-name="P1" draw:layer="layout" svg:width="0.347cm" svg:height="0.209cm" svg:x="10.632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48cm" svg:height="0.21cm" svg:x="11.075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49cm" svg:height="0.21cm" svg:x="10.826cm" svg:y="6.9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1" draw:layer="layout" svg:x1="5.124cm" svg:y1="6.212cm" svg:x2="4.564cm" svg:y2="6.934cm">
            <text:p/>
          </draw:line>
          <draw:line draw:style-name="gr7" draw:text-style-name="P1" draw:layer="layout" svg:x1="8.737cm" svg:y1="6.177cm" svg:x2="9.486cm" svg:y2="6.958cm">
            <text:p/>
          </draw:line>
          <draw:line draw:style-name="gr7" draw:text-style-name="P1" draw:layer="layout" svg:x1="10.689cm" svg:y1="6.157cm" svg:x2="11.502cm" svg:y2="6.958cm">
            <text:p/>
          </draw:line>
          <draw:line draw:style-name="gr7" draw:text-style-name="P1" draw:layer="layout" svg:x1="7.16cm" svg:y1="6.153cm" svg:x2="7.312cm" svg:y2="6.958cm">
            <text:p/>
          </draw:line>
          <draw:line draw:style-name="gr7" draw:text-style-name="P1" draw:layer="layout" svg:x1="6.669cm" svg:y1="6.177cm" svg:x2="7.097cm" svg:y2="6.934cm">
            <text:p/>
          </draw:line>
          <draw:frame draw:style-name="gr3" draw:layer="layout" svg:width="1.524cm" svg:height="0.962cm" svg:x="11.711cm" svg:y="6.498cm">
            <draw:text-box>
              <text:p>...</text:p>
            </draw:text-box>
          </draw:frame>
          <draw:line draw:style-name="gr12" draw:text-style-name="P1" draw:layer="layout" svg:x1="3.993cm" svg:y1="7.857cm" svg:x2="12.883cm" svg:y2="7.857cm">
            <text:p/>
          </draw:line>
          <draw:frame draw:style-name="gr19" draw:text-style-name="P2" draw:layer="layout" svg:width="2.183cm" svg:height="0.887cm" svg:x="2.743cm" svg:y="6.758cm">
            <draw:text-box>
              <text:p><text:span text:style-name="T1">Component</text:span></text:p>
              <text:p><text:span text:style-name="T1">level</text:span></text:p>
            </draw:text-box>
          </draw:frame>
          <draw:custom-shape draw:style-name="gr17" draw:text-style-name="P1" draw:layer="layout" svg:width="1.778cm" svg:height="0.293cm" svg:x="4.98cm" svg:y="6.465cm">
            <text:p/>
            <draw:enhanced-geometry svg:viewBox="0 0 21600 21600" draw:type="rectangle" draw:enhanced-path="M 0 0 L 21600 0 21600 21600 0 21600 0 0 Z N"/>
          </draw:custom-shape>
          <draw:custom-shape draw:style-name="gr17" draw:text-style-name="P1" draw:layer="layout" svg:width="1.203cm" svg:height="0.293cm" svg:x="9.486cm" svg:y="6.35cm">
            <text:p/>
            <draw:enhanced-geometry svg:viewBox="0 0 21600 21600" draw:type="rectangle" draw:enhanced-path="M 0 0 L 21600 0 21600 21600 0 21600 0 0 Z N"/>
          </draw:custom-shape>
          <draw:custom-shape draw:style-name="gr17" draw:text-style-name="P1" draw:layer="layout" svg:width="1.578cm" svg:height="0.293cm" svg:x="7.312cm" svg:y="6.458cm">
            <text:p/>
            <draw:enhanced-geometry svg:viewBox="0 0 21600 21600" draw:type="rectangle" draw:enhanced-path="M 0 0 L 21600 0 21600 21600 0 21600 0 0 Z N"/>
          </draw:custom-shape>
          <draw:line draw:style-name="gr7" draw:text-style-name="P1" draw:layer="layout" svg:x1="9.128cm" svg:y1="6.203cm" svg:x2="9.752cm" svg:y2="6.958cm">
            <text:p/>
          </draw:line>
          <draw:custom-shape draw:style-name="gr17" draw:text-style-name="P1" draw:layer="layout" svg:width="3.81cm" svg:height="0.293cm" svg:x="5.842cm" svg:y="5.041cm">
            <text:p/>
            <draw:enhanced-geometry svg:viewBox="0 0 21600 21600" draw:type="rectangle" draw:enhanced-path="M 0 0 L 21600 0 21600 21600 0 21600 0 0 Z N"/>
          </draw:custom-shape>
          <draw:custom-shape draw:style-name="gr15" draw:text-style-name="P1" draw:layer="layout" svg:width="0.47cm" svg:height="0.664cm" svg:x="10.552cm" svg:y="7.564cm">
            <text:p/>
            <draw:enhanced-geometry svg:viewBox="0 0 21600 21600" draw:text-areas="?f0 ?f7 ?f2 21600" draw:type="up-arrow" draw:modifiers="11500.1964636542 4658.823529411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47cm" svg:height="0.664cm" svg:x="8.166cm" svg:y="7.564cm">
            <text:p/>
            <draw:enhanced-geometry svg:viewBox="0 0 21600 21600" draw:text-areas="?f0 ?f7 ?f2 21600" draw:type="up-arrow" draw:modifiers="11500.1964636542 4658.823529411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47cm" svg:height="0.664cm" svg:x="5.588cm" svg:y="7.566cm">
            <text:p/>
            <draw:enhanced-geometry svg:viewBox="0 0 21600 21600" draw:text-areas="?f0 ?f7 ?f2 21600" draw:type="up-arrow" draw:modifiers="11500.1964636542 4658.823529411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 draw:text-style-name="P1" draw:layer="layout" svg:x1="8.48cm" svg:y1="4.638cm" svg:x2="10.689cm" svg:y2="5.61cm">
            <text:p/>
          </draw:line>
          <draw:line draw:style-name="gr7" draw:text-style-name="P1" draw:layer="layout" svg:x1="6.746cm" svg:y1="4.633cm" svg:x2="5.108cm" svg:y2="5.606cm">
            <text:p/>
          </draw:line>
        </draw:g>
        <presentation:notes draw:style-name="dp2">
          <draw:page-thumbnail draw:style-name="gr11"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20" draw:text-style-name="P8" draw:layer="layout" svg:width="1.524cm" svg:height="1.824cm" svg:x="3.556cm" svg:y="16.718cm">
          <text:p text:style-name="P7"><text:span text:style-name="T4">Malware </text:span></text:p>
          <text:p text:style-name="P7"><text:span text:style-name="T4">Binaries</text:span></text:p>
          <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
        </draw:custom-shape>
        <draw:custom-shape draw:style-name="gr15" draw:text-style-name="P1" draw:layer="layout" svg:width="1.161cm" svg:height="0.587cm" draw:transform="rotate (-0.785398163397448) translate (6.765cm 14.73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1.161cm" svg:height="0.587cm" draw:transform="rotate (0.785398163397448) translate (8.128cm 17.619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2.7cm" svg:height="5.543cm" svg:x="9.398cm" svg:y="14.269cm">
          <text:p/>
          <draw:enhanced-geometry svg:viewBox="0 0 21600 21600" draw:type="rectangle" draw:enhanced-path="M 0 0 L 21600 0 21600 21600 0 21600 0 0 Z N"/>
        </draw:custom-shape>
        <draw:g>
          <draw:custom-shape draw:style-name="gr15" draw:text-style-name="P1" draw:layer="layout" svg:width="0.762cm" svg:height="0.816cm" svg:x="13.462cm" svg:y="6.69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8" draw:layer="layout" svg:width="1.524cm" svg:height="1.824cm" svg:x="4.926cm" svg:y="6.258cm">
            <text:p text:style-name="P7"><text:span text:style-name="T4">Malware</text:span></text:p>
            <text:p text:style-name="P7"><text:span text:style-name="T4">+</text:span></text:p>
            <text:p text:style-name="P7"><text:span text:style-name="T4">Benign</text:span></text:p>
            <text:p text:style-name="P7"><text:span text:style-name="T4">Binaries</text:span></text:p>
            <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
          </draw:custom-shape>
          <draw:g>
            <draw:custom-shape draw:style-name="gr13" draw:text-style-name="P1" draw:layer="layout" svg:width="1.978cm" svg:height="2.194cm" svg:x="14.44cm" svg:y="6.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9" draw:layer="layout" svg:width="2.286cm" svg:height="2.095cm" svg:x="14.232cm" svg:y="6.087cm">
              <draw:text-box>
                <text:p text:style-name="P9"><text:span text:style-name="T4">Trigger</text:span></text:p>
                <text:p text:style-name="P9"><text:span text:style-name="T4"><text:s/></text:span><text:span text:style-name="T4">types</text:span></text:p>
                <text:p text:style-name="P9"><text:span text:style-name="T4">+</text:span></text:p>
                <text:p text:style-name="P9"><text:span text:style-name="T4">Context</text:span></text:p>
                <text:p text:style-name="P9"><text:span text:style-name="T4">Information</text:span></text:p>
              </draw:text-box>
            </draw:frame>
          </draw:g>
          <draw:custom-shape draw:style-name="gr15" draw:text-style-name="P1" draw:layer="layout" svg:width="0.808cm" svg:height="0.816cm" draw:transform="rotate (-3.14159265358979) translate (12.038cm 10.538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0.816cm" svg:height="0.816cm" draw:transform="rotate (-1.5707963267949) translate (15.812cm 8.43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6" draw:text-style-name="P1" draw:layer="layout" svg:width="4.572cm" svg:height="1.524cm" svg:x="12.208cm" svg:y="9.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9" draw:layer="layout" svg:width="4.572cm" svg:height="2.095cm" svg:x="12.208cm" svg:y="9.113cm">
              <draw:text-box>
                <text:p text:style-name="P9"><text:span text:style-name="T4">Context-based Trigger-guided</text:span></text:p>
                <text:p text:style-name="P9"><text:span text:style-name="T4">Selective Symbolic Execution</text:span></text:p>
              </draw:text-box>
            </draw:frame>
          </draw:g>
          <draw:g>
            <draw:custom-shape draw:style-name="gr13" draw:text-style-name="P1" draw:layer="layout" svg:width="3.21cm" svg:height="1.208cm" svg:x="7.85cm" svg:y="9.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9" draw:layer="layout" svg:width="2.794cm" svg:height="1.933cm" svg:x="8.074cm" svg:y="9.198cm">
              <draw:text-box>
                <text:p text:style-name="P9"><text:span text:style-name="T4">Malware characteristics</text:span></text:p>
              </draw:text-box>
            </draw:frame>
          </draw:g>
          <draw:g>
            <draw:custom-shape draw:style-name="gr23" draw:text-style-name="P1" draw:layer="layout" svg:width="5.588cm" svg:height="2.032cm" svg:x="7.612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2.286cm" svg:height="0.987cm" svg:x="7.966cm" svg:y="6.479cm">
                <text:p/>
                <draw:enhanced-geometry svg:viewBox="0 0 21600 21600" draw:type="rectangle" draw:enhanced-path="M 0 0 L 21600 0 21600 21600 0 21600 0 0 Z N"/>
              </draw:custom-shape>
              <draw:frame draw:style-name="gr24" draw:text-style-name="P9" draw:layer="layout" svg:width="2.74cm" svg:height="0.887cm" svg:x="7.766cm" svg:y="6.551cm">
                <draw:text-box>
                  <text:p text:style-name="P9"><text:span text:style-name="T4">Program Representation</text:span></text:p>
                </draw:text-box>
              </draw:frame>
            </draw:g>
            <draw:g>
              <draw:custom-shape draw:style-name="gr13" draw:text-style-name="P1" draw:layer="layout" svg:width="2.286cm" svg:height="1.041cm" svg:x="10.606cm" svg:y="6.425cm">
                <text:p/>
                <draw:enhanced-geometry svg:viewBox="0 0 21600 21600" draw:type="rectangle" draw:enhanced-path="M 0 0 L 21600 0 21600 21600 0 21600 0 0 Z N"/>
              </draw:custom-shape>
              <draw:frame draw:style-name="gr9" draw:text-style-name="P9" draw:layer="layout" svg:width="2.54cm" svg:height="0.569cm" svg:x="10.406cm" svg:y="6.684cm">
                <draw:text-box>
                  <text:p text:style-name="P9"><text:span text:style-name="T4"><text:s text:c="2"/></text:span><text:span text:style-name="T4">Clustering</text:span></text:p>
                </draw:text-box>
              </draw:frame>
            </draw:g>
            <draw:frame draw:style-name="gr9" draw:text-style-name="P9" draw:layer="layout" svg:width="5.334cm" svg:height="0.569cm" svg:x="7.866cm" svg:y="7.466cm">
              <draw:text-box>
                <text:p text:style-name="P9"><text:span text:style-name="T4">Automated Learning Module</text:span></text:p>
              </draw:text-box>
            </draw:frame>
          </draw:g>
          <draw:custom-shape draw:style-name="gr15" draw:text-style-name="P1" draw:layer="layout" svg:width="0.762cm" svg:height="0.816cm" svg:x="6.704cm" svg:y="6.7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1"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SG"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SG" fo:font-style="normal" fo:text-shadow="none" style:text-underline-style="none" fo:font-weight="normal" style:text-underline-mode="continuous" style:text-overline-mode="continuous" style:text-line-through-mode="continuous" style:letter-kerning="true" style:font-family-asian="'Droid Sans Fallback'"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25cm" svg:stroke-color="#000000" draw:marker-start-width="0.229cm" draw:marker-end-width="0.229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hinthan </meta:initial-creator>
    <meta:creation-date>2014-10-15T08:38:27</meta:creation-date>
    <dc:date>2014-10-31T09:33:50</dc:date>
    <dc:creator>mahinthan </dc:creator>
    <meta:editing-duration>PT5H59M52S</meta:editing-duration>
    <meta:editing-cycles>27</meta:editing-cycles>
    <meta:generator>LibreOffice/3.5$Linux_X86_64 LibreOffice_project/350m1$Build-2</meta:generator>
    <meta:document-statistic meta:object-count="381"/>
  </office:meta>
</office:document-meta>
</file>